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bcfd" officeooo:paragraph-rsid="000cbcfd"/>
    </style:style>
    <style:style style:name="P2" style:family="paragraph" style:parent-style-name="Standard">
      <style:text-properties officeooo:rsid="000e9428" officeooo:paragraph-rsid="000e9428"/>
    </style:style>
    <style:style style:name="P3" style:family="paragraph" style:parent-style-name="Standard">
      <style:text-properties officeooo:rsid="000ec374" officeooo:paragraph-rsid="000ec374"/>
    </style:style>
    <style:style style:name="P4" style:family="paragraph" style:parent-style-name="Standard">
      <style:text-properties officeooo:rsid="00109df4" officeooo:paragraph-rsid="00109df4"/>
    </style:style>
    <style:style style:name="P5" style:family="paragraph" style:parent-style-name="Standard" style:list-style-name="L1">
      <style:text-properties officeooo:paragraph-rsid="000ec374"/>
    </style:style>
    <style:style style:name="P6" style:family="paragraph" style:parent-style-name="Standard" style:list-style-name="L1">
      <style:text-properties officeooo:rsid="000e9428" officeooo:paragraph-rsid="000e9428"/>
    </style:style>
    <style:style style:name="P7" style:family="paragraph" style:parent-style-name="Standard" style:list-style-name="L2">
      <style:text-properties officeooo:rsid="000e9428" officeooo:paragraph-rsid="000e9428"/>
    </style:style>
    <style:style style:name="P8" style:family="paragraph" style:parent-style-name="Standard" style:list-style-name="L1">
      <style:text-properties officeooo:rsid="000ec374" officeooo:paragraph-rsid="000ec374"/>
    </style:style>
    <style:style style:name="P9" style:family="paragraph" style:parent-style-name="Standard" style:list-style-name="L3">
      <style:text-properties officeooo:rsid="000ec374" officeooo:paragraph-rsid="000ec374"/>
    </style:style>
    <style:style style:name="P10" style:family="paragraph" style:parent-style-name="Standard" style:list-style-name="L1">
      <style:text-properties officeooo:paragraph-rsid="000ec374" fo:background-color="#ffff00"/>
    </style:style>
    <style:style style:name="P11" style:family="paragraph" style:parent-style-name="Standard" style:list-style-name="L3">
      <style:text-properties officeooo:rsid="00109df4" officeooo:paragraph-rsid="00109df4"/>
    </style:style>
    <style:style style:name="P12" style:family="paragraph" style:parent-style-name="Standard" style:list-style-name="L4">
      <style:text-properties officeooo:rsid="00109df4" officeooo:paragraph-rsid="00109df4"/>
    </style:style>
    <style:style style:name="P13" style:family="paragraph" style:parent-style-name="Standard" style:list-style-name="L3">
      <style:text-properties officeooo:rsid="000ffebe" officeooo:paragraph-rsid="000ffebe"/>
    </style:style>
    <style:style style:name="P14" style:family="paragraph" style:parent-style-name="Standard">
      <style:text-properties officeooo:rsid="000ffebe" officeooo:paragraph-rsid="000ffebe"/>
    </style:style>
    <style:style style:name="P15" style:family="paragraph" style:parent-style-name="Standard" style:list-style-name="L4">
      <style:text-properties officeooo:paragraph-rsid="001c1305"/>
    </style:style>
    <style:style style:name="P16" style:family="paragraph" style:parent-style-name="Standard" style:list-style-name="L4">
      <style:text-properties officeooo:rsid="0012e06c" officeooo:paragraph-rsid="001760c6"/>
    </style:style>
    <style:style style:name="P17" style:family="paragraph" style:parent-style-name="Standard" style:list-style-name="L4">
      <style:text-properties officeooo:rsid="001760c6" officeooo:paragraph-rsid="001760c6"/>
    </style:style>
    <style:style style:name="P18" style:family="paragraph" style:parent-style-name="Standard" style:list-style-name="L4">
      <style:text-properties officeooo:rsid="001952f0" officeooo:paragraph-rsid="001952f0"/>
    </style:style>
    <style:style style:name="P19" style:family="paragraph" style:parent-style-name="Standard" style:list-style-name="L4">
      <style:text-properties officeooo:rsid="0019b474" officeooo:paragraph-rsid="0019b474"/>
    </style:style>
    <style:style style:name="P20" style:family="paragraph" style:parent-style-name="Standard" style:list-style-name="L4">
      <style:text-properties officeooo:rsid="001bb3b7" officeooo:paragraph-rsid="001bb3b7"/>
    </style:style>
    <style:style style:name="P21" style:family="paragraph" style:parent-style-name="Standard">
      <style:text-properties officeooo:rsid="001bb3b7" officeooo:paragraph-rsid="001bb3b7"/>
    </style:style>
    <style:style style:name="P22" style:family="paragraph" style:parent-style-name="Standard" style:list-style-name="L4">
      <style:text-properties officeooo:rsid="001c1305" officeooo:paragraph-rsid="001c1305"/>
    </style:style>
    <style:style style:name="P23" style:family="paragraph" style:parent-style-name="Standard" style:list-style-name="L4">
      <style:text-properties officeooo:rsid="001ec6fe" officeooo:paragraph-rsid="001ec6fe"/>
    </style:style>
    <style:style style:name="P24" style:family="paragraph" style:parent-style-name="Standard">
      <style:text-properties fo:font-size="18pt" fo:font-weight="bold" officeooo:rsid="000cbcfd" officeooo:paragraph-rsid="000cbcfd" style:font-size-asian="18pt" style:font-weight-asian="bold" style:font-size-complex="18pt" style:font-weight-complex="bold"/>
    </style:style>
    <style:style style:name="P25" style:family="paragraph" style:parent-style-name="Standard">
      <style:paragraph-properties fo:break-before="page"/>
      <style:text-properties officeooo:rsid="000ffebe" officeooo:paragraph-rsid="000ffebe"/>
    </style:style>
    <style:style style:name="P26" style:family="paragraph" style:parent-style-name="Standard">
      <style:paragraph-properties fo:break-before="page"/>
      <style:text-properties officeooo:rsid="001fae5f" officeooo:paragraph-rsid="001fae5f"/>
    </style:style>
    <style:style style:name="T1" style:family="text">
      <style:text-properties officeooo:rsid="000ec374"/>
    </style:style>
    <style:style style:name="T2" style:family="text">
      <style:text-properties officeooo:rsid="000ffebe"/>
    </style:style>
    <style:style style:name="T3" style:family="text">
      <style:text-properties officeooo:rsid="0015d042"/>
    </style:style>
    <style:style style:name="T4" style:family="text">
      <style:text-properties officeooo:rsid="001760c6"/>
    </style:style>
    <style:style style:name="T5" style:family="text">
      <style:text-properties fo:color="#780373"/>
    </style:style>
    <style:style style:name="T6" style:family="text">
      <style:text-properties fo:color="#780373" officeooo:rsid="0015d042"/>
    </style:style>
    <style:style style:name="T7" style:family="text">
      <style:text-properties fo:color="#780373" officeooo:rsid="001760c6"/>
    </style:style>
    <style:style style:name="T8" style:family="text">
      <style:text-properties fo:color="#4e102d" officeooo:rsid="0015d042"/>
    </style:style>
    <style:style style:name="T9" style:family="text">
      <style:text-properties officeooo:rsid="001c1305"/>
    </style:style>
    <style:style style:name="T10" style:family="text">
      <style:text-properties officeooo:rsid="001de5ae"/>
    </style:style>
    <style:style style:name="T11" style:family="text">
      <style:text-properties officeooo:rsid="001ec6fe"/>
    </style:style>
    <style:style style:name="T12" style:family="text">
      <style:text-properties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JAVA kurz und knapp!</text:p>
      <text:p text:style-name="P1"/>
      <text:p text:style-name="P1">1. <text:span text:style-name="T13">Grundsätzlich:</text:span></text:p>
      <text:p text:style-name="P1"/>
      <text:p text:style-name="P1">1.1<text:span text:style-name="T12"> Java ist eine objektorientierte Programmiersprache.</text:span></text:p>
      <text:p text:style-name="P1"/>
      <text:p text:style-name="P1">1.2 <text:span text:style-name="T12">Java kann mit einer IDE wie Eclipse geschrieben werden!</text:span></text:p>
      <text:list xml:id="list2076744699" text:style-name="L1">
        <text:list-item>
          <text:p text:style-name="P6">Istallation: auf <text:s/>der Webseite von Eclipse die aktuelle Version passend</text:p>
          <text:p text:style-name="P6">zum Betriebsystem (z.B. Ubuntu) herunterladen.</text:p>
          <text:p text:style-name="P6"/>
        </text:list-item>
        <text:list-item>
          <text:p text:style-name="P8">Dann Entpacken:</text:p>
          <text:p text:style-name="P5"><text:span text:style-name="T1">z.B.: mit </text:span>tar xvzf ../Downloads/eclipse-jee-2021-12-R-linux-gtk-x86_64.tar.gz</text:p>
          <text:p text:style-name="P5"/>
        </text:list-item>
        <text:list-item>
          <text:p text:style-name="P10"><text:s text:c="3"/></text:p>
        </text:list-item>
      </text:list>
      <text:p text:style-name="P1"/>
      <text:p text:style-name="P1">1.3 <text:span text:style-name="T12">Installation von Java:</text:span></text:p>
      <text:list xml:id="list412919448" text:style-name="L2">
        <text:list-item>
          <text:p text:style-name="P7">im Terminal unter dem HOME Verzeichnis den Befehl:</text:p>
          <text:p text:style-name="P7">„sudo apt install openjdk-17-jdk“ aufrufen.</text:p>
        </text:list-item>
      </text:list>
      <text:p text:style-name="P2"/>
      <text:p text:style-name="P3">1.4 <text:span text:style-name="T12">Aufbau von Java:</text:span></text:p>
      <text:list xml:id="list347578732" text:style-name="L3">
        <text:list-item>
          <text:p text:style-name="P9">Java ist in einer Baumstruktur aufgebaut und besteht grundsätzlich erst einmal aus</text:p>
          <text:p text:style-name="P9">Klassen. In diesen Klassen können befinden sich dann die Objekte befinden.</text:p>
          <text:p text:style-name="P9">Man fängt also erst einmal an mit dem Erstellen der Klassen.</text:p>
          <text:p text:style-name="P9"/>
        </text:list-item>
        <text:list-item>
          <text:p text:style-name="P11">Die Baumstruktur ist wie folgt aufgebaut:</text:p>
          <text:p text:style-name="P11">2.1 Als erstes wird das Projekt angelegt. </text:p>
          <text:p text:style-name="P11">2.2 In dem Projekt </text:p>
          <text:p text:style-name="P11"/>
        </text:list-item>
        <text:list-item>
          <text:p text:style-name="P9">In den Klassen kann man dann die „Objekte“ anlegen. Wobei man bei den Objekten zwischen den Objekt-Referenzen und Objekt-Instanzen unterscheiden muss.</text:p>
          <text:p text:style-name="P9"/>
        </text:list-item>
        <text:list-item>
          <text:p text:style-name="P9">Die Objekt-Referenzen sind <text:span text:style-name="T2">sogenannte Zeiger auf eine Adresse im Speicher.</text:span></text:p>
          <text:p text:style-name="P9"/>
        </text:list-item>
        <text:list-item>
          <text:p text:style-name="P13">Die Objekt-Instanzen sind die sogenannten „Werte“ Im Speicher auf die eine Objekt-Referenz zeigt.</text:p>
          <text:p text:style-name="P13"/>
        </text:list-item>
        <text:list-item>
          <text:p text:style-name="P13">Kurz um: Referenz = Zeiger; Instanz = Wert.</text:p>
        </text:list-item>
      </text:list>
      <text:p text:style-name="P14"/>
      <text:p text:style-name="P25"/>
      <text:p text:style-name="P4">1.5 <text:span text:style-name="T12">Aufbau einer Java-Klasse:</text:span></text:p>
      <text:list xml:id="list2368678799" text:style-name="L4">
        <text:list-item>
          <text:p text:style-name="P12">Eine Java-Klasse ist grundsätzlich erst einmal nichts anderes als eine Datei mit der Endung „ „ <text:s/>.java “ .</text:p>
          <text:p text:style-name="P12"/>
        </text:list-item>
        <text:list-item>
          <text:p text:style-name="P12">In der ersten Zeile einer Java-Klasse (Datei) steht in der ersten Zeile das Package („Program“) wozu diese Klasse gehört.</text:p>
          <text:p text:style-name="P12"/>
        </text:list-item>
        <text:list-item>
          <text:p text:style-name="P16">Dann legt <text:s/>man den Namen der Klasse an. <text:span text:style-name="T3">D</text:span>er Name der Klasse <text:span text:style-name="T3">muss </text:span>identisch mit dem Namen der Datei <text:span text:style-name="T3">sein (auf Groß- und Kleinschreibung achten)</text:span>. <text:span text:style-name="T3">Es gibt nur eine Ausnahme, wenn man die .java Datei mit Java ausführen will. Dann kann der Dateiname vom Klassennamen abweichen. Hier wird idealerweise der Dateiname so gewählt wie man das Programm starten will. Die Ausführbare Datei hat nach der Deklaration der Klasse die Zeile: </text:span><text:span text:style-name="T8">public static void </text:span><text:span text:style-name="T3">main (String[] </text:span><text:span text:style-name="T6">args</text:span><text:span text:style-name="T3">) {……} in dessen </text:span><text:span text:style-name="T4">geschweiften Klammern der Aufruf der Anwendung steht. Z.B.:</text:span></text:p>
          <text:p text:style-name="P16"><text:span text:style-name="T4"><text:s/>Application </text:span><text:span text:style-name="T7">application </text:span><text:span text:style-name="T4">= </text:span><text:span text:style-name="T7">new</text:span><text:span text:style-name="T4"> Application(</text:span><text:span text:style-name="T7">null</text:span><text:span text:style-name="T4">);</text:span></text:p>
          <text:p text:style-name="P17"><text:span text:style-name="T5">application</text:span>.run();</text:p>
          <text:p text:style-name="P17"/>
        </text:list-item>
        <text:list-item>
          <text:p text:style-name="P18">Wenn Daten Be- oder Verarbeitet werden sollen werden hierfür Variablen benötigt. Variablen bestehen aus dem Datentyp und dem Namen der Variablen und können auch einen Wert erhalten.</text:p>
          <text:p text:style-name="P18"/>
        </text:list-item>
        <text:list-item>
          <text:p text:style-name="P19">Es gibt in Java 8 primitive Datentypen, sie sind daran zu erkennen das sie klein geschrieben werden. Sie lauten:</text:p>
          <text:p text:style-name="P19">boolean, char, byte, short, int, long, float und double.</text:p>
          <text:p text:style-name="P19"/>
        </text:list-item>
        <text:list-item>
          <text:p text:style-name="P15"><text:span text:style-name="T9">„boolean“: sind nur die zwei Werte true und false.</text:span></text:p>
          <text:p text:style-name="P15"/>
        </text:list-item>
        <text:list-item>
          <text:p text:style-name="P15">„<text:span text:style-name="T9">char“: ist ein enzelnes Zeichen des Zeichensatzes und wird in einfachen Hochkommata angegeben. Z.B.: ‘a‘ .</text:span></text:p>
          <text:p text:style-name="P15"/>
        </text:list-item>
        <text:list-item>
          <text:p text:style-name="P15">„<text:span text:style-name="T9">byte“, „short“, „int“ und „long“ sind Ganzzahlentypen. Sie unterscheiden sich nur im Wertebereich.</text:span></text:p>
          <text:p text:style-name="P15"/>
        </text:list-item>
        <text:list-item>
          <text:p text:style-name="P22">Bei „fload“ und „double“ handelt es sich um Fließkommazahlen und auch sie unterscheiden sich nur i<text:span text:style-name="T10">n der Genauigkeit und den Wertebereich.</text:span></text:p>
          <text:p text:style-name="P19"/>
        </text:list-item>
        <text:list-item>
          <text:p text:style-name="P20">Will man mit einer Variablen einen Wert direkt in den Speicher schreiben so schreibt man erst den Datentyp dann den Variablenamen, ein = und dann den Wert. Die Zuweisung wird mit einem ; abgeschlossen.</text:p>
          <text:p text:style-name="P20">Z.B.: <text:s text:c="2"/>int zahl1 = 20; <text:s text:c="2"/><text:span text:style-name="T11">oder <text:s text:c="6"/>float zahl2 = 5.853;</text:span></text:p>
          <text:p text:style-name="P20"/>
        </text:list-item>
        <text:list-item>
          <text:p text:style-name="P23">Will man einer Variablen mehrere Zeichen zuweisen benötigt man den Datentyp „String“. Man gibt ihn z.B. so an: <text:s text:c="2"/>String variablenname = “Dies ist der Text“; <text:s/>.</text:p>
          <text:p text:style-name="P20"/>
        </text:list-item>
        <text:list-item>
          <text:p text:style-name="P20"/>
          <text:p text:style-name="P20"/>
        </text:list-item>
      </text:list>
      <text:p text:style-name="P21"/>
      <text:p text:style-name="P26">1.6 </text:p>
      <text:list xml:id="list185612972520339" text:continue-numbering="true" text:style-name="L4">
        <text:list-header>
          <text:p text:style-name="P17"/>
        </text:list-header>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4T13:08:34.264375979</meta:creation-date>
    <dc:date>2022-01-15T18:56:10.917859748</dc:date>
    <meta:editing-duration>PT54M10S</meta:editing-duration>
    <meta:editing-cycles>11</meta:editing-cycles>
    <meta:generator>LibreOffice/6.4.7.2$Linux_X86_64 LibreOffice_project/40$Build-2</meta:generator>
    <meta:document-statistic meta:table-count="0" meta:image-count="0" meta:object-count="0" meta:page-count="3" meta:paragraph-count="41" meta:word-count="510" meta:character-count="3256" meta:non-whitespace-character-count="2784"/>
  </office:meta>
</office:document-meta>
</file>